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FF000000808CC3ED55.png"/>
  <manifest:file-entry manifest:media-type="image/png" manifest:full-path="Pictures/10000201000000E30000009E01810B3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e6e6e6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794cm" svg:height="1.248cm" svg:x="17.086cm" svg:y="5.467cm">
          <draw:image xlink:href="Pictures/10000201000000E30000009E01810B32.png" xlink:type="simple" xlink:show="embed" xlink:actuate="onLoad">
            <text:p/>
          </draw:image>
        </draw:frame>
        <draw:frame draw:style-name="gr1" draw:text-style-name="P1" draw:layer="layout" svg:width="2.339cm" svg:height="1.174cm" svg:x="10.425cm" svg:y="5.441cm">
          <draw:image xlink:href="Pictures/10000201000000FF000000808CC3ED55.png" xlink:type="simple" xlink:show="embed" xlink:actuate="onLoad">
            <text:p/>
          </draw:image>
        </draw:frame>
        <draw:rect draw:style-name="gr2" draw:text-style-name="P1" draw:layer="layout" svg:width="4.445cm" svg:height="2.54cm" svg:x="6.08cm" svg:y="4.81cm">
          <text:p text:style-name="P1">Sender</text:p>
          <text:p text:style-name="P1">Arduino</text:p>
        </draw:rect>
        <draw:rect draw:style-name="gr2" draw:text-style-name="P1" draw:layer="layout" svg:width="4.445cm" svg:height="2.54cm" svg:x="18.78cm" svg:y="4.81cm">
          <text:p text:style-name="P1">Receiver</text:p>
          <text:p text:style-name="P1">Arduino</text:p>
        </draw:rect>
        <draw:rect draw:style-name="gr2" draw:text-style-name="P2" draw:layer="layout" svg:width="1.905cm" svg:height="1.27cm" svg:x="4.175cm" svg:y="5.445cm">
          <text:p text:style-name="P1"><text:span text:style-name="T1">Button</text:span></text:p>
        </draw:rect>
        <draw:rect draw:style-name="gr2" draw:text-style-name="P2" draw:layer="layout" svg:width="1.905cm" svg:height="1.27cm" svg:x="23.225cm" svg:y="5.445cm">
          <text:p text:style-name="P1"><text:span text:style-name="T1">LED</text:span></text:p>
        </draw:rect>
        <draw:custom-shape draw:style-name="gr3" draw:text-style-name="P1" draw:layer="layout" svg:width="1.27cm" svg:height="3.175cm" draw:transform="rotate (1.95703769026087) translate (13.543cm 7.25cm)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no Puder</meta:initial-creator>
    <meta:creation-date>2017-07-21T14:53:29</meta:creation-date>
    <dc:date>2017-08-01T17:56:11</dc:date>
    <dc:creator>Arno Puder</dc:creator>
    <meta:editing-duration>PT5H9M47S</meta:editing-duration>
    <meta:editing-cycles>3</meta:editing-cycles>
    <meta:generator>OpenOffice/4.1.3$Unix OpenOffice.org_project/413m1$Build-9783</meta:generator>
    <meta:document-statistic meta:object-count="7"/>
  </office:meta>
</office:document-meta>
</file>